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61573" officeooo:paragraph-rsid="00161573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font-weight="bold" officeooo:rsid="00161573" officeooo:paragraph-rsid="00161573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weight="bold" officeooo:rsid="00176c15" officeooo:paragraph-rsid="00176c15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61573" officeooo:paragraph-rsid="00161573" style:font-size-asian="10.5pt" style:font-weight-asian="normal" style:font-size-complex="12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weight="normal" officeooo:rsid="00161573" officeooo:paragraph-rsid="00161573" style:font-size-asian="10.5pt" style:font-weight-asian="normal" style:font-size-complex="12pt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weight="normal" officeooo:rsid="00161573" officeooo:paragraph-rsid="00161573" style:font-size-asian="10.5pt" style:font-weight-asian="normal" style:font-size-complex="12pt" style:font-weight-complex="normal"/>
    </style:style>
    <style:style style:name="P7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weight="normal" officeooo:rsid="00161573" officeooo:paragraph-rsid="00161573" style:font-size-asian="10.5pt" style:font-weight-asian="normal" style:font-size-complex="12pt" style:font-weight-complex="normal"/>
    </style:style>
    <style:style style:name="P8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weight="normal" officeooo:rsid="00176c15" officeooo:paragraph-rsid="00176c15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weight="bold" officeooo:rsid="00161573" officeooo:paragraph-rsid="00161573" style:font-weight-asian="bold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weight="bold" officeooo:rsid="00176c15" officeooo:paragraph-rsid="00176c15" style:font-weight-asian="bold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61573"/>
    </style:style>
    <style:style style:name="P12" style:family="paragraph" style:parent-style-name="Preformatted_20_Text" style:list-style-name="L3">
      <style:paragraph-properties fo:text-align="start" style:justify-single-word="false"/>
      <style:text-properties officeooo:paragraph-rsid="00161573"/>
    </style:style>
    <style:style style:name="P13" style:family="paragraph" style:parent-style-name="Preformatted_20_Text" style:list-style-name="L4">
      <style:paragraph-properties fo:text-align="start" style:justify-single-word="false"/>
      <style:text-properties officeooo:paragraph-rsid="00161573"/>
    </style:style>
    <style:style style:name="P14" style:family="paragraph" style:parent-style-name="Preformatted_20_Text" style:list-style-name="L6">
      <style:paragraph-properties fo:text-align="start" style:justify-single-word="false"/>
      <style:text-properties officeooo:paragraph-rsid="00161573"/>
    </style:style>
    <style:style style:name="P15" style:family="paragraph" style:parent-style-name="Preformatted_20_Text">
      <style:paragraph-properties fo:text-align="start" style:justify-single-word="false"/>
      <style:text-properties officeooo:paragraph-rsid="00176c15"/>
    </style:style>
    <style:style style:name="P16" style:family="paragraph" style:parent-style-name="Preformatted_20_Text" style:list-style-name="L8">
      <style:paragraph-properties fo:text-align="start" style:justify-single-word="false"/>
      <style:text-properties officeooo:paragraph-rsid="00176c15"/>
    </style:style>
    <style:style style:name="P17" style:family="paragraph" style:parent-style-name="Preformatted_20_Text" style:list-style-name="L4">
      <style:paragraph-properties fo:text-align="start" style:justify-single-word="false"/>
      <style:text-properties fo:font-weight="normal" officeooo:rsid="00161573" officeooo:paragraph-rsid="00161573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weight="normal" officeooo:rsid="00161573" officeooo:paragraph-rsid="00161573" style:font-weight-asian="normal" style:font-weight-complex="normal"/>
    </style:style>
    <style:style style:name="P19" style:family="paragraph" style:parent-style-name="Preformatted_20_Text" style:list-style-name="L5">
      <style:paragraph-properties fo:text-align="start" style:justify-single-word="false"/>
      <style:text-properties fo:font-weight="normal" officeooo:rsid="00161573" officeooo:paragraph-rsid="00161573" style:font-weight-asian="normal" style:font-weight-complex="normal"/>
    </style:style>
    <style:style style:name="P20" style:family="paragraph" style:parent-style-name="Preformatted_20_Text" style:list-style-name="L6">
      <style:paragraph-properties fo:text-align="start" style:justify-single-word="false"/>
      <style:text-properties fo:font-weight="normal" officeooo:rsid="00161573" officeooo:paragraph-rsid="00161573" style:font-weight-asian="normal" style:font-weight-complex="normal"/>
    </style:style>
    <style:style style:name="P21" style:family="paragraph" style:parent-style-name="Preformatted_20_Text" style:list-style-name="L7">
      <style:paragraph-properties fo:text-align="start" style:justify-single-word="false"/>
      <style:text-properties fo:font-weight="normal" officeooo:rsid="00176c15" officeooo:paragraph-rsid="00176c15" style:font-weight-asian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weight="normal" officeooo:rsid="00176c15" officeooo:paragraph-rsid="00176c15" style:font-weight-asian="normal" style:font-weight-complex="normal"/>
    </style:style>
    <style:style style:name="P23" style:family="paragraph" style:parent-style-name="Preformatted_20_Text" style:list-style-name="L8">
      <style:paragraph-properties fo:text-align="start" style:justify-single-word="false"/>
      <style:text-properties fo:font-weight="normal" officeooo:rsid="00176c15" officeooo:paragraph-rsid="00176c15" style:font-weight-asian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font-name="Liberation Serif" fo:font-size="12pt" fo:font-weight="normal" officeooo:rsid="00161573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61573" style:font-name-asian="Noto Sans Mono CJK SC" style:font-size-asian="10.5pt" style:font-weight-asian="normal" style:font-name-complex="Liberation Mono" style:font-size-complex="12pt" style:font-weight-complex="normal"/>
    </style:style>
    <style:style style:name="T4" style:family="text">
      <style:text-properties style:font-name="Liberation Serif" fo:font-size="12pt" fo:font-weight="normal" officeooo:rsid="00176c15" style:font-name-asian="Noto Sans Mono CJK SC" style:font-size-asian="10.5pt" style:font-weight-asian="normal" style:font-name-complex="Liberation Mono" style:font-size-complex="12pt" style:font-weight-complex="normal"/>
    </style:style>
    <style:style style:name="T5" style:family="text">
      <style:text-properties style:font-name="Liberation Serif" fo:font-size="12pt" style:font-size-asian="10.5pt" style:font-size-complex="12pt"/>
    </style:style>
    <style:style style:name="T6" style:family="text">
      <style:text-properties style:font-name="Liberation Serif" fo:font-size="12pt" style:font-name-asian="Noto Sans Mono CJK SC" style:font-size-asian="10.5pt" style:font-name-complex="Liberation Mono" style:font-size-complex="12pt"/>
    </style:style>
    <style:style style:name="T7" style:family="text">
      <style:text-properties style:font-name="Liberation Serif" fo:font-size="12pt" fo:font-weight="bold" officeooo:rsid="00161573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176c15" style:font-name-asian="Noto Sans Mono CJK SC" style:font-size-asian="10.5pt" style:font-weight-asian="bold" style:font-name-complex="Liberation Mono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Legal Color Values</text:p>
      <text:p text:style-name="P2"/>
      <text:p text:style-name="P4">Colors in CSS can be specified by the following methods:</text:p>
      <text:list xml:id="list2617890747" text:style-name="L1">
        <text:list-item>
          <text:p text:style-name="P5">Hexadecimal colors, Hexadecimal colors with transparency, RGB colors, RGBA colors, HSL colors, HSLA colors, Predefined/Cross-browser color names, and currentcolor keyword</text:p>
        </text:list-item>
      </text:list>
      <text:p text:style-name="P4"/>
      <text:p text:style-name="P2">Hexadecimal Colors</text:p>
      <text:list xml:id="list2019222822" text:style-name="L2">
        <text:list-item>
          <text:p text:style-name="P6">A hexadecimal color is specified with #RRGGBB, where RR(red), GG(green), BB(blue) hexadecimal integers specify the component of the color.</text:p>
        </text:list-item>
        <text:list-item>
          <text:p text:style-name="P6">All values must be between 00 and FF.</text:p>
          <text:list>
            <text:list-item>
              <text:p text:style-name="P6">Red: #FF0000, Green: #00FF00, Blue: #0000FF</text:p>
            </text:list-item>
          </text:list>
        </text:list-item>
      </text:list>
      <text:p text:style-name="P4"/>
      <text:p text:style-name="P2">Hexadecimal Colors with Transparency</text:p>
      <text:list xml:id="list1984048696" text:style-name="L3">
        <text:list-item>
          <text:p text:style-name="P7">Transparency can be included by added two additional digits after the hexadecimal color.</text:p>
        </text:list-item>
        <text:list-item>
          <text:p text:style-name="P7">The value must be between 00 and FF.</text:p>
          <text:list>
            <text:list-item>
              <text:p text:style-name="P12"><text:span text:style-name="T2">Red transparency: #FF000080, </text:span><text:span text:style-name="T3">Green</text:span><text:span text:style-name="T2"> transparency: #</text:span><text:span text:style-name="T3">00FF</text:span><text:span text:style-name="T2">0080, </text:span><text:span text:style-name="T3">Blue</text:span><text:span text:style-name="T2"> transparency: #</text:span><text:span text:style-name="T3">000</text:span><text:span text:style-name="T2">0</text:span><text:span text:style-name="T3">FF</text:span><text:span text:style-name="T2">80</text:span></text:p>
            </text:list-item>
          </text:list>
        </text:list-item>
      </text:list>
      <text:p text:style-name="P11"><text:span text:style-name="T2"/></text:p>
      <text:p text:style-name="P9"><text:span text:style-name="T5">RBG Colors</text:span></text:p>
      <text:list xml:id="list1669290039" text:style-name="L4">
        <text:list-item>
          <text:p text:style-name="P17"><text:span text:style-name="T5">An RGB color value can be specified using the rgb() function which syntax is:</text:span></text:p>
          <text:list>
            <text:list-item>
              <text:p text:style-name="P17"><text:span text:style-name="T5">rgb(red, green, blue)</text:span></text:p>
            </text:list-item>
          </text:list>
        </text:list-item>
        <text:list-item>
          <text:p text:style-name="P17"><text:span text:style-name="T5">Each parameter defines the intensity of the color and the integer must be between 0 – 255 or a percentage value between 0% and 100%.</text:span></text:p>
          <text:list>
            <text:list-item>
              <text:p text:style-name="P17"><text:span text:style-name="T5">Red: rgb(255, 0, 0), Green: rgb(0, 255, 0), Blue: rgb(0, 0, 255)</text:span></text:p>
            </text:list-item>
            <text:list-item>
              <text:p text:style-name="P13"><text:span text:style-name="T2">Red: rgb(100%, 0%, 0%), </text:span><text:span text:style-name="T3">Green</text:span><text:span text:style-name="T2">: rgb(0%, 100%, 0%), </text:span><text:span text:style-name="T3">Blue</text:span><text:span text:style-name="T2">: rgb(0%, 0%, 100%)</text:span></text:p>
            </text:list-item>
          </text:list>
        </text:list-item>
      </text:list>
      <text:p text:style-name="P18"><text:span text:style-name="T5"/></text:p>
      <text:p text:style-name="P9"><text:span text:style-name="T5">RGBA Colors</text:span></text:p>
      <text:list xml:id="list972159509" text:style-name="L5">
        <text:list-item>
          <text:p text:style-name="P19"><text:span text:style-name="T5">RGBA color values are an extension of RGB colors with the addition of an alpha channel (specifies opacity). It uses the rgba() function which syntax is:</text:span></text:p>
          <text:list>
            <text:list-item>
              <text:p text:style-name="P19"><text:span text:style-name="T5">rgba(red, green, blue, alpha)</text:span></text:p>
            </text:list-item>
          </text:list>
        </text:list-item>
        <text:list-item>
          <text:p text:style-name="P19"><text:span text:style-name="T5">The alpha parameter is a number between 0.0(fully transparent) and 1.0(fully opaque).</text:span></text:p>
          <text:list>
            <text:list-item>
              <text:p text:style-name="P19"><text:span text:style-name="T5">Red: rgba(255, 0, 0, 0.3), Green: rgba(0, 255, 0, 0.3), Blue: rgba(0, 0, 255, 0.3)</text:span></text:p>
            </text:list-item>
            <text:list-item>
              <text:p text:style-name="P19"><text:span text:style-name="T5">Red: rgba(100%, 0%, 0%, 0.3), </text:span><text:span text:style-name="T6">Green</text:span><text:span text:style-name="T5">: rgba(0%, 100%, 0%, 0.3), </text:span><text:span text:style-name="T6">Blue</text:span><text:span text:style-name="T5">: rgba(0%, 0%, 100%, 0.3)</text:span></text:p>
            </text:list-item>
          </text:list>
        </text:list-item>
      </text:list>
      <text:p text:style-name="P18"><text:span text:style-name="T5"/></text:p>
      <text:p text:style-name="P9"><text:span text:style-name="T5">HSL Colors</text:span></text:p>
      <text:list xml:id="list377047926" text:style-name="L6">
        <text:list-item>
          <text:p text:style-name="P20"><text:span text:style-name="T5">HSL stands for hue, saturation, and lightness. It represents a cylindrical-coordinate representation of colors. HSL uses the hsl() function which syntax is:</text:span></text:p>
          <text:list>
            <text:list-item>
              <text:p text:style-name="P20"><text:span text:style-name="T5">hsl(hue, saturation, lightness)</text:span></text:p>
            </text:list-item>
          </text:list>
        </text:list-item>
        <text:list-item>
          <text:p text:style-name="P14"><text:span text:style-name="T3">H</text:span><text:span text:style-name="T2">ue a degree on the color wheel (0 – 360) where: red = 0, green = 120, blue = 240.</text:span></text:p>
        </text:list-item>
        <text:list-item>
          <text:p text:style-name="P20"><text:span text:style-name="T5">Saturation is a percentage value: 0% (a shade of gray) to 100% (full color)</text:span></text:p>
        </text:list-item>
        <text:list-item>
          <text:p text:style-name="P20"><text:span text:style-name="T5">Lightness is a percentage value: 0% (black) to 100% (white)</text:span></text:p>
        </text:list-item>
      </text:list>
      <text:p text:style-name="P18"><text:span text:style-name="T5"/></text:p>
      <text:p text:style-name="P15"><text:span text:style-name="T7">HSLA </text:span><text:span text:style-name="T8">Colors</text:span></text:p>
      <text:list xml:id="list4093458800" text:style-name="L7">
        <text:list-item>
          <text:p text:style-name="P21"><text:span text:style-name="T6">HSLA color values are an extension of HSL colors with an alpha channel (specifies opacity)</text:span></text:p>
        </text:list-item>
        <text:list-item>
          <text:p text:style-name="P21"><text:span text:style-name="T6">HSLA uses the hsla() function which syntax is:</text:span></text:p>
          <text:list>
            <text:list-item>
              <text:p text:style-name="P21"><text:span text:style-name="T6">hsla(hue, saturation, lightness, alpha)</text:span></text:p>
            </text:list-item>
          </text:list>
        </text:list-item>
        <text:list-item>
          <text:p text:style-name="P21"><text:span text:style-name="T6">The alpha parameter ranges between 0.0 (fully transparent) and 1.0 (fully opaque)</text:span></text:p>
        </text:list-item>
      </text:list>
      <text:p text:style-name="P22"><text:span text:style-name="T6"/></text:p>
      <text:p text:style-name="P10"><text:soft-page-break/><text:span text:style-name="T6">Predefined/Cross-browser Color Names</text:span></text:p>
      <text:list xml:id="list3439503278" text:style-name="L8">
        <text:list-item>
          <text:p text:style-name="P23"><text:span text:style-name="T6">There are 140 color names that are predefined in HTML and CSS color specifications</text:span></text:p>
          <text:list>
            <text:list-item>
              <text:p text:style-name="P23"><text:span text:style-name="T6">Example: red, blue, green, etc.</text:span></text:p>
            </text:list-item>
          </text:list>
        </text:list-item>
        <text:list-item>
          <text:p text:style-name="P16"><text:a xlink:type="simple" xlink:href="https://www.w3schools.com/colors/colors_names.asp" text:style-name="Internet_20_link" text:visited-style-name="Visited_20_Internet_20_Link"><text:span text:style-name="T4">Predefined Color Names</text:span></text:a></text:p>
          <text:p text:style-name="P16"><text:span text:style-name="T4"/></text:p>
        </text:list-item>
      </text:list>
      <text:p text:style-name="P3">The currentcolor Keyword</text:p>
      <text:list xml:id="list3407726398" text:style-name="L9">
        <text:list-item>
          <text:p text:style-name="P8">The currentcolor keyword refers to the value of the color property of an element.</text:p>
        </text:list-item>
        <text:list-item>
          <text:p text:style-name="P8">If the color of an &lt;div&gt; text is blue, then the border color of &lt;div&gt; will be blu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6:03:35.129464416</dc:date>
    <meta:editing-duration>PT20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447" meta:character-count="2630" meta:non-whitespace-character-count="2254"/>
  </office:meta>
</office:document-meta>
</file>